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6624" calcext:value-type="float">
            <text:p>29.3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2011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201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2009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2009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2008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4584" calcext:value-type="float">
            <text:p>28.2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199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199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199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199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1990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1990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1989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3792" calcext:value-type="float">
            <text:p>28.0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1989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1988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1988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1987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1987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1986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1986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1985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198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198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198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198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198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198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198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198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1981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1980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198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1979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197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1978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1978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1977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1977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1976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1976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1975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197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734097320201</text:p>
          </table:table-cell>
          <table:table-cell office:value-type="string" calcext:value-type="string">
            <text:p>4N 2W 22CCDD:G-041653</text:p>
          </table:table-cell>
          <table:table-cell office:value-type="string" calcext:value-type="string">
            <text:p>197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0" meta:object-count="0"/>
    <meta:user-defined meta:name="AppVersion">3.0</meta:user-defined>
  </office:meta>
</office:document-meta>
</file>